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631cm" style:type="center"/>
          <style:tab-stop style:position="16.999cm" style:type="right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use-window-font-color="true" fo:font-size="12pt" fo:language="fr" fo:country="FR" style:font-name-asian="Times New Roman" style:font-size-asian="12pt" style:language-asian="fr" style:country-asian="FR" style:font-name-complex="Times New Roman" style:font-size-complex="12pt" style:language-complex="fr" style:country-complex="FR"/>
    </style:style>
    <style:style style:name="P6" style:family="paragraph" style:parent-style-name="Standard">
      <style:text-properties style:use-window-font-color="true" fo:font-size="14pt" fo:language="fr" fo:country="FR" style:text-underline-style="solid" style:text-underline-width="auto" style:text-underline-color="font-color" fo:font-weight="bold" style:font-name-asian="Times New Roman" style:font-size-asian="14pt" style:language-asian="fr" style:country-asian="FR" style:font-weight-asian="bold" style:font-name-complex="Times New Roman" style:font-size-complex="14pt" style:language-complex="fr" style:country-complex="FR" style:font-weight-complex="bold"/>
    </style:style>
    <style:style style:name="P7" style:family="paragraph" style:parent-style-name="Standard">
      <style:text-properties style:use-window-font-color="true" fo:font-size="14pt" fo:language="fr" fo:country="FR" style:text-underline-style="solid" style:text-underline-width="auto" style:text-underline-color="font-color" fo:font-weight="normal" style:font-name-asian="Times New Roman" style:font-size-asian="14pt" style:language-asian="fr" style:country-asian="FR" style:font-weight-asian="normal" style:font-name-complex="Times New Roman" style:font-size-complex="14pt" style:language-complex="fr" style:country-complex="FR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4pt" fo:language="fr" fo:country="FR" style:text-underline-style="solid" style:text-underline-width="auto" style:text-underline-color="font-color" fo:font-weight="normal" style:font-name-asian="Times New Roman" style:font-size-asian="14pt" style:language-asian="fr" style:country-asian="FR" style:font-weight-asian="normal" style:font-name-complex="Times New Roman" style:font-size-complex="14pt" style:language-complex="fr" style:country-complex="FR" style:font-weight-complex="normal"/>
    </style:style>
    <style:style style:name="P9" style:family="paragraph" style:parent-style-name="Standard">
      <style:text-properties style:use-window-font-color="true" fo:font-size="14pt" fo:language="fr" fo:country="FR" style:text-underline-style="none" fo:font-weight="bold" style:font-name-asian="Times New Roman" style:font-size-asian="14pt" style:language-asian="fr" style:country-asian="FR" style:font-weight-asian="bold" style:font-name-complex="Times New Roman" style:font-size-complex="14pt" style:language-complex="fr" style:country-complex="FR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list-style-name="L1">
      <style:paragraph-properties fo:margin-left="-1.251cm" fo:margin-right="0cm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p text:style-name="P12">QUESTIONS DE COURS (6 pts)</text:p>
        </text:list-header>
      </text:list>
      <text:p text:style-name="Standard"/>
      <text:list text:style-name="L1" text:continue-numbering="true">
        <text:list-item>
          <text:p text:style-name="P3">Définir la Sûreté de fonctionnement.</text:p>
        </text:list-item>
        <text:list-item>
          <text:p text:style-name="P3">Définition de l'analyse fonctionnelle et de ses objectifs.</text:p>
        </text:list-item>
        <text:list-item>
          <text:p text:style-name="P5">Citer les étapes importantes de l'analyse fonctionnelle.</text:p>
        </text:list-item>
      </text:list>
      <text:p text:style-name="P10"/>
      <text:p text:style-name="P10"/>
      <text:p text:style-name="P13">Analyse Fonctionnelle 1 (6 pts)</text:p>
      <text:p text:style-name="P10"/>
      <text:p text:style-name="Standard"><text:span text:style-name="T3">FONCTION D'USAGE</text:span> : L'appareil doit permettre d'éliminer les salissures d'une vaisselle de collectivité de façon qu'elle ne présente ni risque microbiologique ni risque toxicologique, qu'elle retrouve son aspect esthétique et qu'elle soit prête à l'utilisation.</text:p>
      <text:p text:style-name="Standard"/>
      <text:p text:style-name="P2"/>
      <text:p text:style-name="P2">ETUDE DU PROCESSUS DU LAVAGE DE LA VAISSELLE.</text:p>
      <text:p text:style-name="Standard"/>
      <text:p text:style-name="Standard">Aqui cela rend-il service ?</text:p>
      <text:p text:style-name="Standard">Sur quoi cela agit-il ?</text:p>
      <text:p text:style-name="Standard">Dans quel but ?</text:p>
      <text:p text:style-name="Standard">Pourquoi ce but ?</text:p>
      <text:p text:style-name="Standard">Cause ? </text:p>
      <text:p text:style-name="Standard">Ce processus peut-il disparaître ou évoluer ?</text:p>
      <text:p text:style-name="Standard"/>
      <text:p text:style-name="Standard">Quelles sont les situations de vie de ce processus ?</text:p>
      <text:p text:style-name="Standard"/>
      <text:p text:style-name="Standard">Choisir la situation de vie (la plus importante), et, à partir d'une analyse externe, déterminer les fonctions principales et de contraintes.</text:p>
      <text:p text:style-name="P6"/>
      <text:p text:style-name="P6">Analyse Fonctionnelle 2 (6 pts).</text:p>
      <text:p text:style-name="P6"/>
      <text:p text:style-name="P9">Etude d'une cafetière traditionnelle à usage domestique</text:p>
      <text:p text:style-name="P7"/>
      <text:p text:style-name="P7">Etude de la situation de vie<text:span text:style-name="T4"> : </text:span><text:span text:style-name="T5">production du café.</text:span></text:p>
      <text:p text:style-name="P7"><text:span text:style-name="T5"/></text:p>
      <text:p text:style-name="P8"><text:span text:style-name="T4">Définir l'analyse fonctionnelle externe et interne.</text:span></text:p>
      <text:p text:style-name="P8"><text:span text:style-name="T4">Lister les fonctions techniq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9.631cm" style:type="center"/>
          <style:tab-stop style:position="16.999cm" style:type="right"/>
        </style:tab-stops>
      </style:paragraph-properties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IUT EPINAL Département GIM</text:span><text:tab/><text:span text:style-name="T2">Module A.D.E</text:span><text:tab/>Evaluation 1/2</text:p>
        <text:p text:style-name="Header">Durée : 1h50 mn (Sans Documents)<text:tab/><text:tab/>10/10/2007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Franck OURION</meta:initial-creator>
    <meta:creation-date>2007-01-15T14:39:50</meta:creation-date>
    <dc:creator>Franck OURION</dc:creator>
    <dc:date>2007-10-10T08:44:19</dc:date>
    <meta:printed-by>Franck OURION</meta:printed-by>
    <meta:print-date>2007-01-16T19:09:40</meta:print-date>
    <dc:language>fr-FR</dc:language>
    <meta:editing-cycles>7</meta:editing-cycles>
    <meta:editing-duration>PT2H3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2" meta:word-count="174" meta:character-count="1158"/>
  </office:meta>
</office:document-meta>
</file>